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rsid="00061cda" officeooo:paragraph-rsid="001113f1" style:font-weight-asian="normal" style:font-weight-complex="normal"/>
    </style:style>
    <style:style style:name="P2" style:family="paragraph" style:parent-style-name="Standard">
      <style:text-properties style:font-name="Calibri" officeooo:rsid="00092056" officeooo:paragraph-rsid="001113f1"/>
    </style:style>
    <style:style style:name="P3" style:family="paragraph" style:parent-style-name="Standard">
      <style:text-properties style:font-name="Calibri" officeooo:rsid="00059583" officeooo:paragraph-rsid="001113f1"/>
    </style:style>
    <style:style style:name="P4" style:family="paragraph" style:parent-style-name="Standard">
      <style:text-properties style:font-name="Calibri" fo:font-weight="bold" officeooo:rsid="00061cda" officeooo:paragraph-rsid="001113f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peuple des marais a la peau un peu bleutée</text:p>
      <text:p text:style-name="P3">Terre des chamans, doués du plan spirituel, qui peuvent lire l'esprit par contact physique ou visuel et ainsi prédire les dessins arrivant, ou comprendre....</text:p>
      <text:p text:style-name="P3"/>
      <text:p text:style-name="P4">Progression :</text:p>
      <text:p text:style-name="P1">- débloquer le don spirituel</text:p>
      <text:p text:style-name="P1">- par un rituel, pouvoir changer pour le don spiritu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2.7.2$Windows_x86 LibreOffice_project/2b7f1e640c46ceb28adf43ee075a6e8b8439ed10</meta:generator>
    <dc:date>2019-11-13T18:40:03.198000000</dc:date>
    <meta:document-statistic meta:table-count="0" meta:image-count="0" meta:object-count="0" meta:page-count="1" meta:paragraph-count="5" meta:word-count="51" meta:character-count="297" meta:non-whitespace-character-count="251"/>
    <meta:user-defined meta:name="Info 1"/>
    <meta:user-defined meta:name="Info 2"/>
    <meta:user-defined meta:name="Info 3"/>
    <meta:user-defined meta:name="Info 4"/>
  </office:meta>
</office:document-meta>
</file>